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A9000006C7F17F81BA.png"/>
  <manifest:file-entry manifest:media-type="image/png" manifest:full-path="Pictures/10000000000004290000023CE1A9D353.png"/>
  <manifest:file-entry manifest:media-type="image/png" manifest:full-path="Pictures/100000000000031E0000028DBEEAC9CB.png"/>
  <manifest:file-entry manifest:media-type="image/png" manifest:full-path="Pictures/10000000000002CD000001D5103F3147.png"/>
  <manifest:file-entry manifest:media-type="image/png" manifest:full-path="Pictures/1000000000000345000003995F418AB9.png"/>
  <manifest:file-entry manifest:media-type="image/png" manifest:full-path="Pictures/1000000000000290000000AEE7615907.png"/>
  <manifest:file-entry manifest:media-type="image/png" manifest:full-path="Pictures/1000000000000332000002AA176DCDB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Графический объект1" text:anchor-type="paragraph" svg:width="17cm" svg:height="13.912cm" draw:z-index="0"><draw:image xlink:href="Pictures/100000000000031E0000028DBEEAC9CB.png" xlink:type="simple" xlink:show="embed" xlink:actuate="onLoad"/></draw:frame></text:p>
      <text:p text:style-name="Standard"><draw:frame draw:style-name="fr2" draw:name="Графический объект2" text:anchor-type="paragraph" svg:width="16.327cm" svg:height="10.703cm" draw:z-index="1"><draw:image xlink:href="Pictures/10000000000002CD000001D5103F3147.png" xlink:type="simple" xlink:show="embed" xlink:actuate="onLoad"/></draw:frame></text:p>
      <text:p text:style-name="Standard"><draw:frame draw:style-name="fr1" draw:name="Графический объект3" text:anchor-type="paragraph" svg:width="17cm" svg:height="24.723cm" draw:z-index="2"><draw:image xlink:href="Pictures/10000000000004A9000006C7F17F81BA.png" xlink:type="simple" xlink:show="embed" xlink:actuate="onLoad"/></draw:frame><text:soft-page-break/></text:p>
      <text:p text:style-name="Standard"/>
      <text:p text:style-name="Standard"><draw:frame draw:style-name="fr1" draw:name="Графический объект4" text:anchor-type="paragraph" svg:width="17cm" svg:height="14.175cm" draw:z-index="6"><draw:image xlink:href="Pictures/1000000000000332000002AA176DCDBA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3" draw:name="Графический объект5" text:anchor-type="paragraph" svg:width="17cm" svg:height="18.706cm" draw:z-index="3"><draw:image xlink:href="Pictures/1000000000000345000003995F418AB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4" draw:name="Графический объект7" text:anchor-type="paragraph" svg:x="0.794cm" svg:y="11.846cm" svg:width="15.981cm" svg:height="4.343cm" draw:z-index="4"><draw:image xlink:href="Pictures/1000000000000290000000AEE7615907.png" xlink:type="simple" xlink:show="embed" xlink:actuate="onLoad"/></draw:frame><draw:frame draw:style-name="fr4" draw:name="Графический объект6" text:anchor-type="paragraph" svg:x="0cm" svg:y="0.243cm" svg:width="17cm" svg:height="10.01cm" draw:z-index="5"><draw:image xlink:href="Pictures/10000000000004290000023CE1A9D35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imon </meta:initial-creator>
    <meta:creation-date>2011-09-14T21:43:04</meta:creation-date>
    <dc:date>2011-09-15T18:27:47</dc:date>
    <dc:creator>dimon </dc:creator>
    <meta:editing-duration>PT1H2M</meta:editing-duration>
    <meta:editing-cycles>4</meta:editing-cycles>
    <meta:generator>LibreOffice/3.3$Linux LibreOffice_project/330m19$Build-301</meta:generator>
    <meta:document-statistic meta:table-count="0" meta:image-count="7" meta:object-count="0" meta:page-count="5" meta:paragraph-count="0" meta:word-count="0" meta:character-count="0"/>
  </office:meta>
</office:document-meta>
</file>